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-0.0835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-0.052in" fo:text-indent="0in" style:auto-text-indent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fo:font-size="11pt" fo:font-weight="bold" style:font-size-asian="11pt" style:font-weight-asian="bold" style:font-size-complex="11pt" style:font-weight-complex="bold"/>
    </style:style>
    <style:style style:name="T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4"/><text:span text:style-name="T6">Highlights of 50 years of running and racing<text:tab/><text:tab/><text:tab/><text:tab/> <text:s text:c="3"/>Age</text:span></text:p>
      <text:p text:style-name="Standard"><text:tab/><text:tab/><text:tab/><text:tab/><text:tab/><text:tab/> <text:s text:c="3"/><text:span text:style-name="T6">Jim Lombardi <text:s text:c="3"/></text:span><text:tab/><text:tab/><text:tab/><text:tab/><text:tab/> <text:s text:c="9"/><text:span text:style-name="T6">Graded<text:tab/></text:span><text:tab/><text:tab/><text:tab/><text:tab/><text:tab/><text:tab/> <text:s/>Born Oct 13, 1942<text:tab/><text:tab/><text:tab/><text:tab/><text:tab/><text:tab/> <text:s text:c="4"/><text:span text:style-name="T6">% </text:span></text:p>
      <text:p text:style-name="Standard"><text:tab/><text:tab/><text:tab/><text:tab/><text:tab/><text:tab/><text:tab/><text:tab/><text:tab/><text:tab/><text:tab/><text:tab/><text:tab/><text:tab/></text:p>
      <text:p text:style-name="Standard">Spring<text:tab/>1959 Montclair High Track, NJ <text:s text:c="8"/>440yds <text:s/>53.5s<text:tab/><text:tab/><text:tab/><text:tab/><text:tab/><text:tab/><text:tab/> <text:s text:c="3"/>84.9</text:p>
      <text:p text:style-name="Standard">Spring<text:tab/>1960 Montclair High Track, NJ <text:s text:c="8"/>880yds<text:tab/> <text:s/>2:02.5<text:tab/><text:tab/><text:tab/><text:tab/> <text:s text:c="8"/><text:tab/><text:tab/> <text:s text:c="3"/>85.9</text:p>
      <text:p text:style-name="P3">Spring 1960 <text:s/>Montclair High Track, NJ<text:tab/><text:tab/><text:tab/> <text:s text:c="2"/>Member of the 2 mile relay team that was</text:p>
      <text:p text:style-name="Standard"><text:span text:style-name="T9"><text:tab/><text:tab/><text:tab/><text:tab/><text:tab/><text:tab/><text:tab/><text:tab/> <text:s text:c="2"/>second at the state championship. </text:span><text:tab/></text:p>
      <text:p text:style-name="Standard">Spring<text:tab/>1961 Gettysburg College Freshmen Track <text:s/><text:tab/><text:tab/> <text:s text:c="2"/>Ran 880yds, 1mile and 2 mile all in one meet. </text:p>
      <text:p text:style-name="P3">Fall <text:s text:c="4"/><text:tab/>1962 Gettysburg College Cross Country <text:s text:c="3"/><text:tab/><text:tab/> <text:s text:c="2"/>First in 9 of 10 dual meets. Broke/set 6 course <text:tab/><text:tab/><text:tab/><text:tab/><text:tab/><text:tab/><text:tab/><text:tab/><text:tab/> <text:s text:c="2"/>records.</text:p>
      <text:p text:style-name="Standard">April<text:tab/>1963 Gettysburg College Track <text:s text:c="9"/>1mile <text:tab/>4:26.5<text:tab/><text:tab/><text:tab/><text:tab/><text:tab/><text:tab/><text:tab/> <text:s text:c="4"/>84.1</text:p>
      <text:p text:style-name="Standard">April<text:tab/>1964 Gettysburg College Track <text:s text:c="9"/>1mile <text:s/>4:24.8 <text:tab/><text:tab/><text:tab/><text:tab/><text:tab/><text:tab/><text:tab/> <text:s text:c="4"/>84.2</text:p>
      <text:p text:style-name="P3">June <text:s text:c="2"/><text:tab/>1964 St. Christopher's <text:s text:c="25"/>12mile <text:tab/>1:03:04 <text:s text:c="2"/>1<text:span text:style-name="T1">st</text:span> place, <text:s/>Broke Moses Mayfield's record. <text:s text:c="8"/>85.7</text:p>
      <text:p text:style-name="P3"><text:s text:c="22"/>Binghamton NY </text:p>
      <text:p text:style-name="Standard"><text:span text:style-name="T9">Aug <text:tab/>1964 New London CT <text:s text:c="21"/>11.1miles<text:tab/>58:20 <text:s text:c="5"/>2</text:span><text:span text:style-name="T4">nd</text:span><text:span text:style-name="T9"> place; <text:s/>John J. Kelley <text:s/>57:13, 1</text:span><text:span text:style-name="T4">st</text:span><text:span text:style-name="T9"> place <text:s text:c="7"/></text:span><text:s text:c="3"/><text:span text:style-name="T6">85.6</text:span></text:p>
      <text:p text:style-name="Standard"><text:span text:style-name="T6"><text:s text:c="83"/><text:tab/> <text:s/>Kelley is an Olympian and Boston Winner</text:span><text:tab/></text:p>
      <text:p text:style-name="P8"><text:span text:style-name="T9">Oct <text:tab/>1964 New Bedford MA <text:s text:c="25"/>30km<text:tab/>1:38:33 <text:s text:c="2"/>2</text:span><text:span text:style-name="T4">nd</text:span><text:span text:style-name="T9"> place; <text:s/>John Kelley 1:36:18, <text:s/>1</text:span><text:span text:style-name="T4">st</text:span><text:span text:style-name="T9"> place <text:s/></text:span><text:s text:c="9"/><text:span text:style-name="T6">87.6</text:span></text:p>
      <text:p text:style-name="P1">Feb<text:tab/>1965 Cherry Tree Marathon <text:s/><text:tab/><text:tab/>2:42:15 <text:s/>7<text:span text:style-name="T1">th</text:span> place, 1<text:span text:style-name="T1">st</text:span> novice <text:tab/><text:tab/><text:tab/><text:tab/> <text:s text:c="4"/>77.0</text:p>
      <text:p text:style-name="Standard"><text:s text:c="21"/><text:span text:style-name="T6">Central Park, NYC</text:span></text:p>
      <text:p text:style-name="Standard">June <text:s text:c="3"/><text:tab/>1965 St. Christopher's <text:s text:c="21"/>12mile <text:tab/>1:02:48 <text:s text:c="2"/>2<text:span text:style-name="T1">nd</text:span> place<text:tab/><text:tab/><text:tab/><text:tab/><text:tab/> <text:s text:c="4"/>85.9</text:p>
      <text:p text:style-name="Standard"><text:tab/> <text:s text:c="8"/><text:span text:style-name="T10">Binghamton NY </text:span></text:p>
      <text:p text:style-name="Standard">Dec <text:tab/>1965 168<text:span text:style-name="T1">th</text:span> St Armory NY,NY <text:s text:c="11"/>2mile<text:tab/>9:28<text:tab/><text:tab/><text:tab/><text:tab/><text:tab/><text:tab/><text:tab/> <text:s text:c="4"/>83.6 <text:s text:c="3"/>Mar<text:tab/>1966 <text:s/>About 11x around <text:s text:c="20"/>5mile<text:tab/>25:02 <text:s text:c="5"/>4<text:span text:style-name="T1">th</text:span> place <text:s text:c="50"/><text:tab/> <text:s text:c="4"/>85.2</text:p>
      <text:p text:style-name="Standard"><text:s text:c="21"/>Yankee Stadium</text:p>
      <text:p text:style-name="Standard">June <text:s text:c="3"/><text:tab/>1966 St. Christopher's <text:s text:c="21"/>12mile <text:s/>1:04:34 <text:s text:c="2"/>2<text:span text:style-name="T1">nd</text:span> place, <text:s/>94 degrees<text:tab/><text:tab/><text:tab/> <text:s text:c="4"/>83.5</text:p>
      <text:p text:style-name="Standard"><text:tab/> <text:s text:c="8"/><text:span text:style-name="T10">Binghamton NY </text:span></text:p>
      <text:p text:style-name="Standard">June <text:s text:c="3"/><text:tab/>1967 St. Christopher's <text:s text:c="21"/>12mile <text:s/>1:03:30 <text:s text:c="2"/>3<text:span text:style-name="T1">rd</text:span> place <text:tab/><text:tab/><text:tab/><text:tab/><text:tab/> <text:s text:c="4"/>84.9</text:p>
      <text:p text:style-name="P3"><text:tab/> <text:s text:c="8"/><text:span text:style-name="T7">Binghamton NY </text:span></text:p>
      <text:p text:style-name="P3">April<text:tab/>1968 Clove Lakes Park <text:s text:c="24"/>3 mile<text:tab/>14:38 <text:s text:c="5"/>2<text:span text:style-name="T1">nd</text:span> place; <text:s/>Norm Higgins <text:s/>14:19, <text:s text:c="2"/>1<text:span text:style-name="T1">st</text:span> place <text:s text:c="8"/><text:span text:style-name="T11">83.1</text:span></text:p>
      <text:p text:style-name="P3"><text:tab/> <text:s text:c="8"/>Staten Island NY<text:tab/><text:tab/><text:tab/> <text:s text:c="27"/>Higgins won the 2<text:span text:style-name="T1">nd</text:span> NYC marathon in 1971.</text:p>
      <text:p text:style-name="P2"><text:span text:style-name="T9">June <text:tab/>1968 Metropolitan Championship <text:s text:c="10"/>25k<text:tab/>1:25:03 <text:s text:c="2"/>1</text:span><text:span text:style-name="T4">st</text:span><text:span text:style-name="T9"> place, hot day, out kicked Gary Muhrcke. <text:s text:c="3"/></text:span><text:span text:style-name="T13">83.5</text:span> <text:s text:c="2"/></text:p>
      <text:p text:style-name="P2"><text:tab/> <text:s text:c="8"/><text:span text:style-name="T9">New York, NY <text:s text:c="16"/></text:span><text:tab/><text:tab/><text:tab/> <text:s text:c="13"/><text:span text:style-name="T9">Muhrcke won the 1</text:span><text:span text:style-name="T4">st</text:span><text:span text:style-name="T9"> NYC marathon in 1970.</text:span></text:p>
      <text:p text:style-name="Standard">May<text:tab/>1969 <text:s/>Warinanco Park track <text:s/>meet, <text:s text:c="4"/>3mile<text:tab/>16:50 on a month of training. First mile 5:10.<text:tab/> <text:s text:c="4"/>72.3</text:p>
      <text:p text:style-name="Standard"><text:span text:style-name="T7">June <text:s text:c="3"/><text:tab/>1970 <text:s/>St. Christopher's <text:s text:c="21"/>12mile 1:11:50 <text:s text:c="2"/>45</text:span><text:span text:style-name="T3">th</text:span><text:span text:style-name="T7"> place, <text:s/></text:span><text:span text:style-name="T6">8th day of our honeymoon.</text:span><text:tab/> <text:s text:c="4"/>75.1</text:p>
      <text:p text:style-name="P4"><text:tab/> <text:s text:c="10"/>Binghamton NY</text:p>
      <text:p text:style-name="Standard">Aug <text:s/><text:tab/>1971 <text:s/>New London CT <text:s text:c="21"/>12mile<text:tab/>1:04:50 <text:s/>14<text:span text:style-name="T1">th</text:span> place, <text:span text:style-name="T6">Jamie(6 weeks old) was there.</text:span><text:tab/> <text:s text:c="4"/>83.2</text:p>
      <text:p text:style-name="Standard">Aug <text:tab/>1972 <text:s/>Bedford OH <text:tab/><text:tab/> <text:s text:c="9"/>7.5mile<text:tab/>44:12 <text:s text:c="4"/>11<text:span text:style-name="T1">th</text:span> place <text:tab/><text:tab/><text:tab/><text:tab/><text:tab/> <text:s text:c="4"/>74.1</text:p>
      <text:p text:style-name="Standard">Sept <text:tab/>1973 <text:s/>Lakewood OH<text:tab/><text:tab/><text:tab/> 25km<text:tab/>1:27:18 <text:s text:c="2"/>6<text:span text:style-name="T1">th</text:span> place<text:tab/><text:tab/><text:tab/><text:tab/><text:tab/> <text:s text:c="4"/>81.3 <text:s text:c="3"/></text:p>
      <text:p text:style-name="Standard">June <text:tab/>1974 <text:s/>Akron OH<text:tab/><text:tab/> <text:s text:c="4"/>1 hour run<text:tab/>11.09mi <text:s/>8<text:span text:style-name="T1">th</text:span> place <text:tab/><text:tab/><text:tab/><text:tab/><text:tab/> <text:s text:c="4"/>82.7</text:p>
      <text:p text:style-name="Standard">June <text:tab/>1975 <text:s/>Bedford OH<text:tab/><text:tab/><text:tab/> 10km <text:s/>31:55 <text:s text:c="6"/>5<text:span text:style-name="T1">th</text:span>/225 <text:s/><text:tab/><text:tab/><text:tab/><text:tab/><text:tab/> <text:s text:c="4"/>85.0</text:p>
      <text:p text:style-name="Standard"><text:span text:style-name="T9">Aug <text:tab/>1975 World Masters T&amp;F,Toronto <text:s text:c="6"/>10km <text:s text:c="2"/>32:10 <text:s text:c="6"/>2</text:span><text:span text:style-name="T4">nd</text:span><text:span text:style-name="T9"> in (30-39) age group. </text:span><text:tab/><text:tab/><text:tab/> <text:s text:c="4"/><text:span text:style-name="T6">84.4</text:span></text:p>
      <text:p text:style-name="Standard">Nov <text:tab/>1976 Nat. AAU, Youngstown OH <text:s text:c="5"/>25km<text:tab/>1:25:23 <text:s text:c="2"/>22<text:span text:style-name="T1">nd</text:span> place<text:tab/><text:tab/><text:tab/><text:tab/><text:tab/> <text:s text:c="4"/>83.3 </text:p>
      <text:p text:style-name="P1">Dec <text:tab/>1976 Baltimore MD Marathon<text:tab/><text:tab/>2:53:30 <text:s text:c="2"/>First half in 1:16:30. <text:tab/><text:tab/><text:tab/> <text:s text:c="4"/>72.0</text:p>
      <text:p text:style-name="Standard">Oct<text:tab/>1977 Canton OH<text:tab/><text:tab/> <text:s text:c="12"/>10km<text:tab/>32:55, <text:s text:c="4"/>14<text:span text:style-name="T1">th</text:span> place<text:tab/><text:tab/><text:tab/><text:tab/><text:tab/> <text:s text:c="4"/>83.3 <text:s/></text:p>
      <text:p text:style-name="Standard">Nov <text:tab/>1977 Peace Race, Youngstown OH <text:s text:c="4"/>25km 1:26:54 <text:s text:c="2"/>32<text:span text:style-name="T1">nd</text:span>/700, <text:s/>Bill Rodgers won.<text:tab/><text:tab/> <text:s text:c="4"/>82.1</text:p>
      <text:p text:style-name="Standard">May <text:tab/>1978 Revco10K Cleveland OH<text:tab/> 10km<text:tab/>32:31 <text:s text:c="5"/>23<text:span text:style-name="T1">rd</text:span>/800 <text:s/><text:tab/><text:tab/><text:tab/><text:tab/><text:tab/> <text:s text:c="4"/>84.7</text:p>
      <text:p text:style-name="P7">Sept <text:tab/>1978 Presque Isle Marathon, Erie PA<text:tab/>3:09 <text:s text:c="7"/>18 miles at 6:12/mile, 8 miles at 9:00/mile <text:s/>66.2</text:p>
      <text:p text:style-name="Standard">Oct <text:tab/>1978 Edinboro University PA <text:tab/> <text:s/>4mile 20:13 <text:s text:c="5"/>6<text:span text:style-name="T1">th</text:span>/125, <text:s text:c="2"/>Quite a few college runners ran.<text:tab/> <text:s text:c="4"/>85.7</text:p>
      <text:p text:style-name="Standard"><text:soft-page-break/>Nov <text:tab/>1978 Peace Race, Youngstown OH <text:s text:c="4"/>25km<text:tab/>1:24:50 <text:s text:c="2"/>20<text:span text:style-name="T1">th</text:span>/900, <text:s text:c="2"/>Lasse Viren was 15<text:span text:style-name="T1">th</text:span> .<text:tab/><text:tab/> <text:s text:c="4"/>84.5</text:p>
      <text:p text:style-name="Standard">July <text:tab/>1979 Meadville PA<text:tab/><text:tab/><text:tab/> <text:s/>10km 32:10 <text:s text:c="5"/>4<text:span text:style-name="T1">th</text:span>/270 <text:s/><text:tab/><text:tab/><text:tab/><text:tab/><text:tab/> <text:s text:c="4"/>86.3 </text:p>
      <text:p text:style-name="Standard">Aug<text:tab/>1979 Sharon PA<text:tab/> <text:s text:c="11"/>half marathon<text:tab/>1:11:31 <text:s text:c="2"/>16<text:span text:style-name="T1">th</text:span>/300, <text:s/>Tough up and down hill course.<text:tab/> <text:s text:c="4"/>84.2</text:p>
      <text:p text:style-name="Standard">Feb <text:tab/>1980 Slippery Rock U. <text:s text:c="22"/>3mile<text:tab/>15:16<text:tab/> <text:s text:c="3"/>indoor track<text:tab/><text:tab/><text:tab/><text:tab/><text:tab/> <text:s text:c="4"/>82.7</text:p>
      <text:p text:style-name="P1">May<text:tab/>1980 Revco Marathon, Cleveland OH<text:tab/>2:47:21 <text:s text:c="2"/>last 6 miles were fastest, 5:55 last mile <text:s/><text:tab/> <text:s text:c="4"/>75.2 </text:p>
      <text:p text:style-name="Standard">Aug <text:tab/>1981 Conneaut Lake PA <text:s text:c="21"/>15km<text:tab/>50:56 <text:s text:c="5"/>4<text:span text:style-name="T1">th</text:span>/280<text:tab/><text:tab/><text:tab/><text:tab/><text:tab/> <text:s text:c="4"/>84.0</text:p>
      <text:p text:style-name="Standard">Aug <text:tab/>1982 We Love Erie 10K, <text:s/>Erie PA <text:s text:c="6"/>10km 32:24 <text:s text:c="5"/>17<text:span text:style-name="T1">th</text:span>/1300<text:tab/><text:tab/><text:tab/> <text:s text:c="11"/><text:tab/> <text:s text:c="4"/>87.6</text:p>
      <text:p text:style-name="Standard">Sept <text:tab/>1982 Titusville Bike Path<text:tab/> <text:s text:c="10"/>10mile<text:tab/>53:13 <text:s text:c="5"/>4<text:span text:style-name="T1">th</text:span>/200<text:tab/><text:tab/><text:tab/><text:tab/> <text:s text:c="7"/><text:tab/> <text:s text:c="4"/>87.3</text:p>
      <text:p text:style-name="P1">Sept <text:tab/>1982 Presque Isle Marathon, Erie PA <text:s text:c="7"/>2:49 <text:s text:c="6"/>Ran even pace<text:tab/>.<text:tab/> <text:s text:c="27"/>75.7</text:p>
      <text:p text:style-name="Standard"><text:span text:style-name="T9">Nov <text:tab/>1982 Peace Race, Youngstown OH <text:s text:c="7"/>25km<text:tab/>1:30:20 <text:s text:c="2"/>1</text:span><text:span text:style-name="T4">st</text:span><text:span text:style-name="T9"> masters, won trip to Dublin Marathon.</text:span><text:tab/> <text:s text:c="4"/>81.6</text:p>
      <text:p text:style-name="Standard">Aug <text:tab/>1983 We Love Erie 10K, <text:s/>Erie PA <text:s text:c="6"/>10km <text:s/>32:39 <text:s text:c="4"/>17<text:span text:style-name="T1">th</text:span>/2000<text:tab/> <text:tab/><text:tab/> <text:s text:c="15"/><text:tab/> <text:s text:c="4"/>87.9</text:p>
      <text:p text:style-name="P1">Oct <text:tab/>1983 Dublin Marathon, Ireland<text:tab/><text:tab/> 2:42:55 <text:s/>150<text:span text:style-name="T1">th</text:span>/11000, almost matched 1965 time <text:s text:c="5"/>79.2<text:tab/></text:p>
      <text:p text:style-name="Standard">Feb <text:tab/>1984 Indoor track, Fredonia NY <text:s text:c="10"/>5km<text:tab/>16:12 <text:s text:c="5"/>I lost time at the start, many runners.<text:tab/> <text:s text:c="3"/>83.2</text:p>
      <text:p text:style-name="Standard">Mar <text:tab/>1984 St. Pat's Day Run, Reading PA <text:s text:c="2"/>10mi<text:tab/>55:15 <text:s text:c="5"/>80/4000<text:tab/><text:tab/><text:tab/><text:tab/><text:tab/> <text:s text:c="3"/>85.1</text:p>
      <text:p text:style-name="Standard">Aug <text:tab/>1984 Lansdale PA<text:tab/><text:tab/><text:tab/> 10km<text:tab/>33:47<text:tab/> <text:s text:c="2"/>8/500<text:tab/><text:tab/><text:tab/><text:tab/><text:tab/> <text:s text:c="3"/>85.2</text:p>
      <text:p text:style-name="Standard"><text:span text:style-name="T9">July<text:tab/>1985 Runner's High Quad Race <text:s text:c="12"/>5km <text:s text:c="2"/>16:03 <text:s text:c="6"/>Set masters record for Mark Courtney's</text:span> <text:s text:c="8"/><text:span text:style-name="T6">86.8</text:span></text:p>
      <text:p text:style-name="Standard"><text:tab/> <text:s text:c="7"/><text:span text:style-name="T9">Greenville PA<text:tab/> <text:tab/><text:tab/><text:tab/><text:tab/><text:tab/>Quad Races that stood for 13yrs.</text:span></text:p>
      <text:p text:style-name="Standard">Aug <text:tab/>1985 We Love Erie 10K, <text:s/>Erie PA <text:s text:c="6"/>10km <text:tab/> <text:s text:c="2"/>33:22<text:tab/><text:tab/> <text:s/><text:tab/><text:tab/><text:tab/> <text:s text:c="3"/>87.0</text:p>
      <text:p text:style-name="Standard">Aug <text:tab/>1986 We Love Erie 10K, <text:s/>Erie PA <text:s text:c="6"/>10km <text:tab/> <text:s text:c="2"/>34:07 <text:s text:c="6"/>25<text:span text:style-name="T1">th</text:span>/1100 <text:tab/><text:tab/><text:tab/><text:tab/> <text:s text:c="3"/>86.0<text:tab/></text:p>
      <text:p text:style-name="Standard">June <text:tab/>1987 Runner's High Quad Race <text:s text:c="11"/>5km 16:20<text:tab/> <text:s text:c="2"/>12<text:span text:style-name="T1">th</text:span>/425<text:tab/><text:tab/><text:tab/><text:tab/> <text:s text:c="3"/><text:tab/> <text:s text:c="3"/>86.6</text:p>
      <text:p text:style-name="Standard"><text:s text:c="21"/>Greenville PA</text:p>
      <text:p text:style-name="Standard">June<text:tab/>1987 Conneaut Lake PA <text:s text:c="21"/>15km<text:tab/>51:47<text:tab/> <text:s text:c="2"/>23<text:span text:style-name="T1">rd</text:span>/430<text:tab/><text:tab/><text:tab/><text:tab/><text:tab/> <text:s text:c="3"/>86.5 Aug <text:tab/>1988 We Love Erie 10K, <text:s/>Erie PA <text:s text:c="6"/>10km 35:00<text:tab/><text:tab/><text:tab/> <text:s text:c="11"/><text:tab/><text:tab/><text:tab/> <text:s text:c="3"/>84.8</text:p>
      <text:p text:style-name="Standard">Aug <text:tab/>1989 We Love Erie 10K, <text:s/>Erie PA <text:s text:c="6"/>10km 34:38 <text:s text:c="5"/>22<text:span text:style-name="T1">nd</text:span>/1000<text:tab/> <text:tab/> <text:s text:c="11"/><text:tab/> <text:s text:c="2"/><text:tab/> <text:s text:c="3"/>86.4 <text:s text:c="6"/><text:span text:style-name="T6">Sept <text:tab/>1989 Presque Isle Marathon, Erie PA <text:s text:c="8"/>3:24 <text:s text:c="6"/>Walked and ran the last 7 miles.<text:tab/> <text:s text:c="15"/>66.4 <text:s/></text:span></text:p>
      <text:p text:style-name="P2">May <text:s/><text:tab/>1990 Medicine Shop 5K, <text:s text:c="21"/>5km <text:s/>17:04<text:tab/><text:tab/> <text:s text:c="12"/><text:tab/><text:tab/><text:tab/><text:tab/> <text:s text:c="3"/>84.8</text:p>
      <text:p text:style-name="Standard"><text:span text:style-name="T6"><text:s text:c="21"/></text:span><text:span text:style-name="T7">Meadville PA</text:span></text:p>
      <text:p text:style-name="Standard"><text:span text:style-name="T6">Sept <text:tab/>1990 Presque Isle Marathon, Erie PA <text:s text:c="7"/>3:14 <text:s text:c="5"/>Ran very slowly the last 7 miles. <text:s text:c="18"/>70.6 <text:s text:c="4"/></text:span>July <text:tab/>1991 Runner's High Quad Race <text:s text:c="11"/>5km 16:51<text:tab/> <text:s text:c="2"/>9<text:span text:style-name="T1">th</text:span>/300, 1<text:span text:style-name="T1">st</text:span>masters, <text:s text:c="2"/>90 degrees<text:tab/> <text:s text:c="3"/><text:tab/> <text:s text:c="3"/>86.7</text:p>
      <text:p text:style-name="Standard"><text:s text:c="21"/>Fredonia PA<text:tab/><text:tab/><text:tab/><text:tab/><text:tab/><text:tab/><text:tab/> <text:s text:c="3"/><text:tab/><text:tab/><text:tab/><text:tab/></text:p>
      <text:p text:style-name="Standard">Aug <text:s text:c="4"/>1992 Londonderry NH <text:s text:c="25"/>5km 16:49 <text:s text:c="5"/>15<text:span text:style-name="T1">th</text:span>/411, hilly course, <text:span text:style-name="T6">Jamie 1</text:span><text:span text:style-name="T2">st</text:span><text:span text:style-name="T6"> with 15:25</text:span> <text:s text:c="2"/>87.6 </text:p>
      <text:p text:style-name="P1">Sept <text:s text:c="3"/><text:tab/>1992 Erie Marathon, Erie PA <text:s text:c="21"/>3:40 <text:s text:c="7"/>Walked and ran the last 7 miles <text:s text:c="16"/>63.3</text:p>
      <text:p text:style-name="Standard">Oct <text:s/><text:tab/>1992 Peace Race, Youngstown OH <text:s text:c="4"/>10km 34:57 <text:s text:c="5"/>52<text:span text:style-name="T1">nd</text:span>/750, 1<text:span text:style-name="T1">st</text:span> in (50-55) age group<text:tab/><text:tab/> <text:s text:c="3"/>87.8<text:tab/></text:p>
      <text:p text:style-name="P2"><text:span text:style-name="T9">July <text:tab/>1993 Runner's High Quad Race <text:s text:c="14"/>5km 17:07<text:tab/> <text:s text:c="2"/>15</text:span><text:span text:style-name="T4">th</text:span><text:span text:style-name="T9">/450, 1</text:span><text:span text:style-name="T4">st</text:span><text:span text:style-name="T9">masters<text:tab/><text:tab/><text:tab/></text:span><text:tab/> <text:s text:c="3"/><text:span text:style-name="T6">86.9</text:span></text:p>
      <text:p text:style-name="P1"><text:span text:style-name="T7"><text:s/><text:tab/> <text:s text:c="7"/></text:span><text:s/>Fredonia PA<text:span text:style-name="T7"><text:tab/><text:tab/><text:tab/><text:tab/><text:tab/> <text:s text:c="2"/></text:span><text:span text:style-name="T8">This was my fastest of the 4 Runner's High Quad <text:tab/><text:tab/><text:tab/><text:tab/><text:tab/><text:tab/><text:tab/><text:tab/><text:tab/> <text:s text:c="2"/>Races this year. Won masters award for the 4 race <text:tab/><text:tab/><text:tab/><text:tab/><text:tab/><text:tab/><text:tab/><text:tab/><text:tab/> <text:s text:c="2"/>total.</text:span></text:p>
      <text:p text:style-name="P1">Sept <text:s text:c="3"/>1993 Erie Marathon, Erie PA <text:s text:c="21"/>3:10:50 <text:s text:c="2"/>60<text:span text:style-name="T1">th</text:span> out of a few hundred. <text:s text:c="25"/>73.7</text:p>
      <text:p text:style-name="Standard">Oct <text:s/><text:tab/>1993 Applefest 5K, Franklin PA <text:s text:c="11"/>5km 16:52<text:tab/> <text:s text:c="2"/>5<text:span text:style-name="T1">th</text:span> out of a few hundred,1<text:span text:style-name="T1">st</text:span> in (50-54)group <text:s text:c="2"/>88.1</text:p>
      <text:p text:style-name="Standard">Oct <text:tab/>1993 Stamford CT <text:s text:c="17"/>half marathon 1:18:15 16<text:span text:style-name="T1">th</text:span>/650, 1<text:span text:style-name="T1">st</text:span> masters<text:tab/> <text:tab/><text:tab/> <text:s text:c="7"/><text:tab/> <text:s text:c="3"/>86.3<text:tab/></text:p>
      <text:p text:style-name="P1">Sept <text:tab/>1994 Erie Marathon, Erie PA <text:s text:c="21"/>3:16:30 <text:s text:c="64"/><text:tab/> <text:s text:c="3"/>72.0 <text:s text:c="6"/></text:p>
      <text:p text:style-name="Standard">Oct <text:tab/>1994 Peace Race, Youngstown OH <text:s text:c="4"/>10km 35:35 <text:s text:c="4"/>About 1000 runners, <text:s text:c="2"/>1<text:span text:style-name="T1">st</text:span> in (50-54) group <text:s text:c="5"/>87.7</text:p>
      <text:p text:style-name="Standard"><text:span text:style-name="T9">June<text:tab/>1995 Runner's High Quad Race <text:s text:c="13"/>5km <text:s/>17:04 <text:s/><text:tab/> <text:s text:c="2"/>17</text:span><text:span text:style-name="T4">th</text:span><text:span text:style-name="T9">/450, 1</text:span><text:span text:style-name="T4">st</text:span><text:span text:style-name="T9">masters,<text:tab/>1</text:span><text:span text:style-name="T4">st</text:span><text:span text:style-name="T9"> in (50-54) group<text:tab/> <text:s text:c="3"/></text:span><text:span text:style-name="T7"><text:s/></text:span><text:span text:style-name="T6">88.3</text:span></text:p>
      <text:p text:style-name="P2"><text:s text:c="20"/><text:span text:style-name="T9">Greenville PA</text:span></text:p>
      <text:p text:style-name="P3">July<text:tab/>1995 World Veterans Championship, Buffalo NY, 10K team cross country. <text:s/>Third for the USA (50-55) <text:s text:c="2"/><text:tab/>age group team with 41:03. <text:s/>The temp was very high. <text:s/>Team order: 1<text:span text:style-name="T1">st</text:span> Germany, <text:s/>2<text:span text:style-name="T1">nd</text:span> USA, <text:s/>3<text:span text:style-name="T1">rd</text:span> Brazil.</text:p>
      <text:p text:style-name="P1">Sept <text:tab/>1996 Erie Marathon, Erie PA <text:s text:c="21"/>3:43 <text:s text:c="5"/>Ran the last 6 miles very slowly. <text:s text:c="17"/>64.8<text:span text:style-name="T7"> <text:s/></text:span></text:p>
      <text:p text:style-name="Standard"><text:span text:style-name="T7">Sept <text:tab/>1996 Roche Park 5K Meadville PA <text:s text:c="6"/>5km <text:s/>17:52 <text:s text:c="4"/>5</text:span><text:span text:style-name="T3">th</text:span><text:span text:style-name="T7">/125 overall<text:tab/><text:tab/><text:tab/><text:tab/> <text:s text:c="3"/>85.2</text:span></text:p>
      <text:p text:style-name="P2"/>
      <text:p text:style-name="Standard"><text:soft-page-break/><text:span text:style-name="T7">Aug <text:tab/>1997 Runner's High Quad Race <text:s text:c="11"/>5km <text:s/>17:48 <text:tab/> <text:s/>1</text:span><text:span text:style-name="T3">st</text:span><text:span text:style-name="T7"> in (50-54) age group <text:s text:c="35"/>86.2 <text:tab/><text:tab/>Grove City PA<text:tab/><text:tab/><text:tab/> <text:tab/><text:tab/><text:tab/><text:tab/> <text:s text:c="3"/></text:span><text:s text:c="23"/></text:p>
      <text:p text:style-name="Standard">Oct <text:s/><text:tab/>1998 Applefest 5K, Franklin PA <text:s text:c="11"/>5km <text:s/>18:28<text:tab/> <text:s/>1<text:span text:style-name="T1">st</text:span> in (55-59) age group<text:tab/><text:tab/><text:tab/> <text:s text:c="3"/>83.9<text:tab/> <text:s text:c="3"/>Aug <text:tab/><text:span text:style-name="T7">1999 Runner's High Quad Race <text:s text:c="11"/>5km <text:s/>18:35<text:tab/> <text:s/>1</text:span><text:span text:style-name="T3">st</text:span><text:span text:style-name="T7"> in (55-59) age group<text:tab/><text:tab/><text:tab/> <text:s text:c="3"/>84.0</text:span><text:tab/><text:span text:style-name="T7"><text:tab/><text:tab/>Grove City PA</text:span><text:tab/> <text:s text:c="3"/></text:p>
      <text:p text:style-name="P3">Sept <text:s text:c="3"/><text:tab/>1999 Erie Marathon Relay <text:s text:c="7"/><text:tab/> <text:s text:c="3"/>Lombardi <text:s text:c="9"/>1:26:40 <text:s text:c="3"/>fastest team time overall</text:p>
      <text:p text:style-name="Standard"><text:span text:style-name="T9"><text:s/><text:tab/> <text:s text:c="8"/>Erie PA<text:tab/><text:tab/> <text:s text:c="4"/><text:tab/><text:tab/> <text:s text:c="3"/>Larry Deremer</text:span><text:span text:style-name="T8"> </text:span><text:span text:style-name="T9">1:24:30</text:span></text:p>
      <text:p text:style-name="P1"><text:span text:style-name="T8">Sept <text:tab/>2000 Erie Marathon, Erie PA <text:s text:c="28"/>3:35:11 <text:s text:c="3"/>Ran an even pace. <text:s text:c="45"/></text:span><text:span text:style-name="T11">69.7</text:span></text:p>
      <text:p text:style-name="P3">Oct <text:tab/>2000 Army 10 miler <text:s text:c="30"/>10mile <text:s/>1:04:27 <text:s text:c="2"/>515<text:span text:style-name="T1">th</text:span>/16000, 2<text:span text:style-name="T1">nd</text:span>/200 in the (55-59) age group <text:s text:c="3"/><text:span text:style-name="T11">83.7</text:span></text:p>
      <text:p text:style-name="P3"><text:span text:style-name="T12"><text:tab/> <text:s text:c="7"/></text:span>Washington DC<text:span text:style-name="T12"> <text:s text:c="5"/></text:span></text:p>
      <text:p text:style-name="P3"><text:span text:style-name="T12">June<text:tab/>2001 Runner's High Quad Race <text:s text:c="11"/>5km <text:s/>19:29</text:span><text:tab/> <text:s text:c="2"/><text:span text:style-name="T12">1</text:span><text:span text:style-name="T5">st</text:span><text:span text:style-name="T12"> in (55-59) age group<text:tab/><text:tab/><text:tab/> <text:s text:c="4"/>81.3</text:span></text:p>
      <text:p text:style-name="P3">Sept <text:tab/>2001 Erie Marathon, Erie PA <text:s text:c="28"/>3:29:40 <text:s text:c="2"/>Ran an even pace. <text:s/>It was hot.<text:tab/><text:tab/> <text:s text:c="4"/><text:span text:style-name="T11">72.3</text:span></text:p>
      <text:p text:style-name="P3"><text:span text:style-name="T12">May <text:tab/>2002 Human Race, Meadville PA </text:span><text:span text:style-name="T11"><text:s text:c="8"/></text:span><text:span text:style-name="T12"><text:s/>5km 19:08 <text:s text:c="5"/>21</text:span><text:span text:style-name="T5">st</text:span><text:span text:style-name="T12">/208, <text:s/>1</text:span><text:span text:style-name="T5">st</text:span><text:span text:style-name="T12"> in (55-59) age group <text:s text:c="17"/>83.5<text:tab/></text:span></text:p>
      <text:p text:style-name="P3">Oct <text:tab/>2002 Baltimore Marathon, Baltimore MD<text:tab/><text:tab/> <text:s text:c="3"/>Ran with daughter Laura, who had trained <text:s text:c="3"/><text:tab/> <text:tab/><text:tab/><text:tab/><text:tab/><text:tab/><text:tab/><text:tab/><text:tab/> <text:s text:c="3"/>for 6 months and completed the marathon as her <text:tab/><text:tab/><text:tab/><text:tab/><text:tab/><text:tab/><text:tab/><text:tab/><text:tab/> <text:s text:c="3"/>only running event ever. <text:s/>It was a great day. <text:s text:c="14"/><text:span text:style-name="T12">Nov <text:tab/>2003 Oil Creek 5K, Oil City PA <text:s text:c="12"/>5km <text:s/>19:18<text:tab/> <text:s text:c="53"/><text:tab/> <text:s text:c="3"/><text:tab/> <text:s text:c="3"/>83.9 </text:span>Mar<text:tab/>2004 St Pat'sDay 10K,WashingtonDC <text:s text:c="3"/>10km <text:s/>39:32 1<text:span text:style-name="T1">st</text:span>/60 in the (60-64) age group.<text:tab/> <text:s text:c="23"/><text:tab/> <text:s text:c="4"/><text:span text:style-name="T11">85.5</text:span><text:span text:style-name="T12"> <text:s text:c="4"/></text:span></text:p>
      <text:p text:style-name="P3">Oct <text:s text:c="6"/>2004 Casino Niagara <text:s text:c="3"/><text:tab/> half marathon <text:s/>1:29:35 <text:s text:c="2"/>82<text:span text:style-name="T1">nd</text:span>/1542 and 1<text:span text:style-name="T1">st</text:span>/17 in (60-64) age group <text:s text:c="9"/><text:span text:style-name="T11">83.3</text:span></text:p>
      <text:p text:style-name="P6"><text:tab/> <text:s text:c="8"/>Niagara Falls, Canada</text:p>
      <text:p text:style-name="P5">April <text:s text:c="2"/>2005 Poker Race, Erie PA <text:s/><text:tab/> <text:s text:c="3"/><text:tab/> <text:s text:c="3"/>5km <text:s/>19:57 <text:s text:c="4"/>18<text:span text:style-name="T1">th</text:span>/197, <text:s/>1<text:span text:style-name="T1">st</text:span> in (60-64) age group <text:tab/> <text:s text:c="15"/>82.3</text:p>
      <text:p text:style-name="P3">Sept <text:tab/>2005 Erie Marathon, Erie PA <text:s text:c="29"/>3:39:04 <text:s/>Ran the last 6 miles very slowly. <text:s text:c="22"/><text:span text:style-name="T11">72.7</text:span></text:p>
      <text:p text:style-name="P3">Oct <text:tab/>2005 Endurance Classic <text:s text:c="23"/>34 laps <text:s text:c="2"/>5:37:09 <text:s/>Each lap is 0.971 miles, distance: 33 miles.</text:p>
      <text:p text:style-name="P3"><text:tab/> <text:s text:c="9"/>Erie PA</text:p>
      <text:p text:style-name="P3">Nov<text:tab/>2005 JFK 50 miler <text:s text:c="28"/>50.2 miles <text:s/>9:53:53 <text:s/>Ran the last 6 miles the fastest. <text:s/>First ultra.</text:p>
      <text:p text:style-name="P5"><text:tab/> <text:s text:c="7"/><text:span text:style-name="T9">Boonsboro MD</text:span></text:p>
      <text:p text:style-name="P5">June<text:tab/>2006 Runner's High Quad Race <text:s text:c="11"/>5km <text:s/>19:47 <text:s text:c="4"/>32<text:span text:style-name="T1">nd</text:span>/257, 1<text:span text:style-name="T1">st</text:span> in (60-64) age group<text:tab/> <text:s text:c="15"/>83.8</text:p>
      <text:p text:style-name="P3"><text:tab/> <text:s text:c="9"/><text:span text:style-name="T12">Grove City PA</text:span></text:p>
      <text:p text:style-name="P3">Sept <text:tab/>2006 Erie Marathon, Erie PA <text:s text:c="28"/>3:33:58 <text:s text:c="2"/>Ran even pace.<text:tab/><text:tab/><text:tab/><text:tab/> <text:s text:c="4"/><text:span text:style-name="T11">74.4</text:span></text:p>
      <text:p text:style-name="P3"><text:s/>Oct <text:tab/>2006 Endurance Classic <text:s text:c="22"/>50 laps <text:s text:c="2"/>9:08:57 <text:s text:c="2"/>Each lap is 0.971 miles, distance: 48.6 miles.</text:p>
      <text:p text:style-name="P5"><text:tab/> <text:s text:c="7"/><text:span text:style-name="T9">Erie PA</text:span></text:p>
      <text:p text:style-name="P5">June <text:tab/>2007 Slippery Rock Track <text:tab/><text:tab/>1500m <text:s text:c="2"/>5:27 <text:s text:c="6"/>First track meet in a long time.<text:tab/><text:tab/> <text:s text:c="4"/>83.4</text:p>
      <text:p text:style-name="P6">Sept <text:tab/>2007 Tussey MountainBack <text:s text:c="8"/>50 miles <text:s text:c="2"/>10:04:41 <text:s/>USA 50 Mile Championship</text:p>
      <text:p text:style-name="P6"><text:s text:c="3"/><text:tab/> <text:s text:c="8"/>Boalsburg PA<text:tab/></text:p>
      <text:p text:style-name="P6">Oct <text:tab/>2007 Allegheny College Track <text:s text:c="9"/>50km <text:s text:c="2"/>4:59:39 <text:s/>solo run, self supported</text:p>
      <text:p text:style-name="P6"><text:s text:c="21"/>Meadville PA</text:p>
      <text:p text:style-name="P6">Mar<text:tab/>2008 <text:tab/><text:tab/>USATF Masters Indoor Championship, Boston MA</text:p>
      <text:p text:style-name="P6"><text:tab/><text:tab/><text:tab/><text:tab/>3000m <text:tab/>11:26.70 2<text:span text:style-name="T1">nd</text:span> USA runner <text:s text:c="2"/></text:p>
      <text:p text:style-name="P6"><text:tab/><text:tab/><text:tab/><text:tab/>1 mile <text:s text:c="3"/><text:tab/> <text:s/>5:49.19 3<text:span text:style-name="T1">rd</text:span> USA runner</text:p>
      <text:p text:style-name="P6"><text:tab/><text:tab/> <text:tab/><text:tab/>800m<text:tab/><text:tab/> <text:s/>2:41.40 2<text:span text:style-name="T1">nd</text:span> USA runner</text:p>
      <text:p text:style-name="P6">June <text:s/><text:tab/>2008<text:tab/>6 Hour Run, The Hague <text:s text:c="6"/>34.9 miles <text:s text:c="2"/>6 hours</text:p>
      <text:p text:style-name="P6"><text:s text:c="23"/>The Netherlands</text:p>
      <text:p text:style-name="P6">Sept <text:tab/>2008 <text:s text:c="2"/>The Great Race <text:s text:c="21"/>10km <text:s text:c="2"/>40:45 <text:s/>283<text:span text:style-name="T1">rd</text:span>/6300, <text:s/>1<text:span text:style-name="T1">st</text:span>/55 in the (65-69) age group. <text:s/>86.4 <text:s/></text:p>
      <text:p text:style-name="P6"><text:s/><text:tab/> <text:s text:c="10"/>Pittsburgh PA</text:p>
      <text:p text:style-name="P6">Oct <text:tab/>2008 <text:s text:c="2"/>USATF Masters 5K <text:s text:c="16"/>5km <text:s text:c="2"/>20:01 <text:s text:c="2"/>2<text:span text:style-name="T1">nd</text:span> <text:s/>in the (65-69) age group.<text:tab/><text:tab/> <text:s text:c="4"/>84.6</text:p>
      <text:p text:style-name="P6"><text:s text:c="23"/>Championship</text:p>
      <text:p text:style-name="P6"><text:tab/><text:tab/>Syracuse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552in" fo:margin-right="0.55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2-06T16:40:06</meta:creation-date>
    <dc:date>2009-02-20T11:29:20</dc:date>
    <meta:print-date>2009-02-20T10:28:29</meta:print-date>
    <meta:editing-cycles>187</meta:editing-cycles>
    <meta:editing-duration>P1DT13H39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28" meta:word-count="1511" meta:character-count="11784"/>
  </office:meta>
</office:document-meta>
</file>